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6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liederung</text:span></text:p>
      <text:p text:style-name="P5"/>
      <text:list xml:id="list3460671958163269461" text:style-name="L6">
        <text:list-item>
          <text:p text:style-name="P9">Einleitung</text:p>
        </text:list-item>
        <text:list-item>
          <text:p text:style-name="P9">Michael Teuber</text:p>
        </text:list-item>
        <text:list-item>
          <text:p text:style-name="P9">Physikalische Abläufe beim Fahrrad</text:p>
        </text:list-item>
        <text:list-item>
          <text:p text:style-name="P9">Drehmoment </text:p>
        </text:list-item>
        <text:list-item>
          <text:p text:style-name="P3"><text:span text:style-name="T3">Entfaltung </text:span></text:p>
        </text:list-item>
        <text:list-item>
          <text:p text:style-name="P9">Luftwiderstand </text:p>
        </text:list-item>
        <text:list-item>
          <text:p text:style-name="P9">Geschwindigkeit </text:p>
        </text:list-item>
      </text:list>
      <text:p text:style-name="P1"/>
      <text:p text:style-name="P4">Michael Teuber:<text:span text:style-name="T2"> (Dennis)</text:span></text:p>
      <text:p text:style-name="P1"/>
      <text:p text:style-name="P4">Physikalische Abläufe beim Fahrrad</text:p>
      <text:p text:style-name="P6"/>
      <text:list xml:id="list660213128182783583" text:style-name="L3">
        <text:list-item>
          <text:p text:style-name="P7">Fahrrad wiegt etwa ein Fünftel des Fahrers trotzdem durch reine Körperkraft vierfache Geschwindigkeit der Schrittgeschwindigkeit bei gleicher Kraft.</text:p>
        </text:list-item>
        <text:list-item>
          <text:p text:style-name="P7">Übersetzung: wichtig! zwei unterschiedlich große Zahnräder, mit Kette verbunden. Stoßkraft des Fahrers auf Pedale wird in Rotationskraft des Antriebsrads umgewandelt </text:p>
        </text:list-item>
      </text:list>
      <text:p text:style-name="P6"/>
      <text:p text:style-name="P4">Drehmoment</text:p>
      <text:p text:style-name="P6"/>
      <text:list xml:id="list6251920611705312628" text:style-name="L4">
        <text:list-item>
          <text:p text:style-name="P8">Drehmoment spielt wichtige Rolle bei Übertragung.</text:p>
        </text:list-item>
        <text:list-item>
          <text:p text:style-name="P8">Kurbelarm wirkt als Hebel. Länge ist wichtig im Hochleistungssport.</text:p>
        </text:list-item>
        <text:list-item>
          <text:p text:style-name="P8">Kraft F des Fahrers auf Kurbelarm wird mit Länge R multipliziert und ergibt Drehmoment.</text:p>
        </text:list-item>
        <text:list-item>
          <text:p text:style-name="P8">Bedeuted: Je Länger Arm, desto niedriger muss die Kraft F sein, aber Länge erhöht Länge des Weges, den Fuß zurücklegt, was Kraftaufwand wieder erhöht.</text:p>
        </text:list-item>
        <text:list-item>
          <text:p text:style-name="P8">Balance zwischen zurückgelegtem Weg und Kraftaufwand ist sehr wichtig.</text:p>
        </text:list-item>
      </text:list>
      <text:p text:style-name="P6"/>
      <text:p text:style-name="P6"><text:span text:style-name="T1">Entfaltung</text:span></text:p>
      <text:p text:style-name="P6"><text:span text:style-name="T1"/></text:p>
      <text:list xml:id="list22347190" text:continue-numbering="true" text:style-name="L4">
        <text:list-item>
          <text:p text:style-name="P8">Kraftübertragung funktioniert je höher Gang desto mehr Kraft für Umdrehung notwendig, aber zurückgelegter Weg erhöht sich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00:30:28.10</meta:creation-date>
    <dc:date>2013-04-25T02:21:27.93</dc:date>
    <meta:editing-duration>PT59M2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20" meta:word-count="152" meta:character-count="1080"/>
  </office:meta>
</office:document-meta>
</file>